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efb" officeooo:paragraph-rsid="00101efb"/>
    </style:style>
    <style:style style:name="P2" style:family="paragraph" style:parent-style-name="Standard">
      <style:text-properties officeooo:rsid="00123232" officeooo:paragraph-rsid="00123232"/>
    </style:style>
    <style:style style:name="P3" style:family="paragraph" style:parent-style-name="Standard">
      <style:text-properties officeooo:rsid="0016890b" officeooo:paragraph-rsid="0016890b"/>
    </style:style>
    <style:style style:name="P4" style:family="paragraph" style:parent-style-name="Standard">
      <style:text-properties officeooo:rsid="0019e560" officeooo:paragraph-rsid="0019e560"/>
    </style:style>
    <style:style style:name="P5" style:family="paragraph" style:parent-style-name="Standard">
      <style:text-properties officeooo:rsid="001a4e89" officeooo:paragraph-rsid="001a4e89"/>
    </style:style>
    <style:style style:name="P6" style:family="paragraph" style:parent-style-name="Standard">
      <style:text-properties officeooo:rsid="001a4e89" officeooo:paragraph-rsid="0016890b"/>
    </style:style>
    <style:style style:name="P7" style:family="paragraph" style:parent-style-name="Standard">
      <style:text-properties officeooo:rsid="001c94de" officeooo:paragraph-rsid="001c94de"/>
    </style:style>
    <style:style style:name="P8" style:family="paragraph" style:parent-style-name="Standard">
      <style:text-properties officeooo:rsid="001f1eac" officeooo:paragraph-rsid="001f1eac"/>
    </style:style>
    <style:style style:name="P9" style:family="paragraph" style:parent-style-name="Standard">
      <style:text-properties officeooo:rsid="0023428b" officeooo:paragraph-rsid="0023428b"/>
    </style:style>
    <style:style style:name="P10" style:family="paragraph" style:parent-style-name="Standard">
      <style:text-properties officeooo:rsid="00254283" officeooo:paragraph-rsid="00254283"/>
    </style:style>
    <style:style style:name="P11" style:family="paragraph" style:parent-style-name="Standard">
      <style:text-properties officeooo:rsid="0026822f" officeooo:paragraph-rsid="0026822f"/>
    </style:style>
    <style:style style:name="P12" style:family="paragraph" style:parent-style-name="Standard">
      <style:text-properties officeooo:rsid="00283f0b" officeooo:paragraph-rsid="00283f0b"/>
    </style:style>
    <style:style style:name="P13" style:family="paragraph" style:parent-style-name="Standard">
      <style:text-properties officeooo:rsid="002a13c3" officeooo:paragraph-rsid="002a13c3"/>
    </style:style>
    <style:style style:name="P14" style:family="paragraph" style:parent-style-name="Standard">
      <style:text-properties officeooo:rsid="00340010" officeooo:paragraph-rsid="00340010"/>
    </style:style>
    <style:style style:name="P15" style:family="paragraph" style:parent-style-name="Standard">
      <style:text-properties style:text-line-through-style="none" style:text-line-through-type="none" officeooo:rsid="002c8cf6" officeooo:paragraph-rsid="002c8cf6"/>
    </style:style>
    <style:style style:name="P16" style:family="paragraph" style:parent-style-name="Standard">
      <style:text-properties style:text-line-through-style="none" style:text-line-through-type="none" officeooo:rsid="00340010" officeooo:paragraph-rsid="00340010"/>
    </style:style>
    <style:style style:name="P17" style:family="paragraph" style:parent-style-name="Standard">
      <style:text-properties style:text-line-through-style="none" style:text-line-through-type="none" officeooo:rsid="0034df97" officeooo:paragraph-rsid="0034df97"/>
    </style:style>
    <style:style style:name="P18" style:family="paragraph" style:parent-style-name="Standard">
      <style:text-properties style:text-line-through-style="none" style:text-line-through-type="none" officeooo:rsid="00375f42" officeooo:paragraph-rsid="00375f42"/>
    </style:style>
    <style:style style:name="P19" style:family="paragraph" style:parent-style-name="Standard">
      <style:text-properties officeooo:rsid="0039e0ad" officeooo:paragraph-rsid="0039e0ad"/>
    </style:style>
    <style:style style:name="P20" style:family="paragraph" style:parent-style-name="Standard">
      <style:text-properties officeooo:rsid="0039e0ad" officeooo:paragraph-rsid="0034df97"/>
    </style:style>
    <style:style style:name="P21" style:family="paragraph" style:parent-style-name="Standard">
      <style:text-properties officeooo:rsid="003a71ce" officeooo:paragraph-rsid="003a71ce"/>
    </style:style>
    <style:style style:name="P22" style:family="paragraph" style:parent-style-name="Standard">
      <style:text-properties officeooo:rsid="003d40ce" officeooo:paragraph-rsid="003d40ce"/>
    </style:style>
    <style:style style:name="P23" style:family="paragraph" style:parent-style-name="Standard">
      <style:text-properties officeooo:rsid="003ebc14" officeooo:paragraph-rsid="003ebc14"/>
    </style:style>
    <style:style style:name="T1" style:family="text">
      <style:text-properties officeooo:rsid="0020fe2d"/>
    </style:style>
    <style:style style:name="T2" style:family="text">
      <style:text-properties officeooo:rsid="002c8cf6"/>
    </style:style>
    <style:style style:name="T3" style:family="text">
      <style:text-properties style:text-line-through-style="solid" style:text-line-through-type="single" officeooo:rsid="002c8cf6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c8cf6"/>
    </style:style>
    <style:style style:name="T6" style:family="text">
      <style:text-properties style:text-line-through-style="none" style:text-line-through-type="none" officeooo:rsid="0034df97"/>
    </style:style>
    <style:style style:name="T7" style:family="text">
      <style:text-properties officeooo:rsid="00313b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######## 19.02.2018 <text:s text:c="4"/>container management ################</text:p>
      <text:p text:style-name="P1"/>
      <text:p text:style-name="P1"><text:s/>$ docker <text:s/>ps -a <text:s text:c="2"/># list containers</text:p>
      <text:p text:style-name="P1">$ docker images <text:s text:c="2"/># show images</text:p>
      <text:p text:style-name="P1">$ docker rm &lt; container id &gt; <text:s text:c="3"/># removes a containers</text:p>
      <text:p text:style-name="P1">$ docker rmi &lt;image-id &gt; <text:s text:c="2"/># removes an image</text:p>
      <text:p text:style-name="P1">$ docker rmi -f &lt;image -id&gt;</text:p>
      <text:p text:style-name="P2">$ docker container stop &lt; container-id &gt;</text:p>
      <text:p text:style-name="P3">$ docker inspect &lt; container name&gt;</text:p>
      <text:p text:style-name="P3">$ docker container top nginx </text:p>
      <text:p text:style-name="P3">$docker container run -d –name proxy httpd</text:p>
      <text:p text:style-name="P4">$ docker network ls</text:p>
      <text:p text:style-name="P4">$docker network inspect &lt;network_name or id&gt;</text:p>
      <text:p text:style-name="P4">$ docker network connect/disconnect &lt;network_id&gt; &lt;container_name&gt;</text:p>
      <text:p text:style-name="P4"/>
      <text:p text:style-name="P5">##### container <text:span text:style-name="T1">network </text:span><text:s/>#######</text:p>
      <text:p text:style-name="P4">$ docker container inspect &lt;container id _ container name&gt;</text:p>
      <text:p text:style-name="P6">$ docker container run -d --name my_nginx --network my_app_net nginx</text:p>
      <text:p text:style-name="P7">$ docker container run --rm -it ubuntu:14.04 bash</text:p>
      <text:p text:style-name="P8">$ <text:s/>docker container run -d --net dude --net-alias search elasticsearch:2</text:p>
      <text:p text:style-name="P8">$ docker container rum --rm --net dude alpine <text:s/>nslookup search</text:p>
      <text:p text:style-name="P8"/>
      <text:p text:style-name="P9">##### push in docker hub ####</text:p>
      <text:p text:style-name="P9">$ docker login</text:p>
      <text:p text:style-name="P9">$ docker tag listcwd:1.1 subashdawadi/listcwd:1.1</text:p>
      <text:p text:style-name="P9"/>
      <text:p text:style-name="P10">#### docker compose ##</text:p>
      <text:p text:style-name="P10">file should in the name docker-compose.yml or docker-compose.yaml</text:p>
      <text:p text:style-name="P10">$ docker-compose up </text:p>
      <text:p text:style-name="P10">$docker-compose <text:s/>[ls/top]</text:p>
      <text:p text:style-name="P10"/>
      <text:p text:style-name="P10"/>
      <text:p text:style-name="P10"/>
      <text:p text:style-name="P10"/>
      <text:p text:style-name="P11">########## <text:s/>27.02.2019 Kubernetes ###################</text:p>
      <text:p text:style-name="P12">### Follow official page for <text:s/>installation ######<text:span text:style-name="T7">sudo </text:span></text:p>
      <text:p text:style-name="P11">$ minikube start <text:s text:c="9"/></text:p>
      <text:p text:style-name="P11">$ minikube stop </text:p>
      <text:p text:style-name="P13">$ sudo kubectl run nginx --image=nginx </text:p>
      <text:p text:style-name="P13">$ kubectl get nodes</text:p>
      <text:p text:style-name="P13">$ kubectl get pods</text:p>
      <text:p text:style-name="P13">$ <text:s/><text:span text:style-name="T2">kubectl create </text:span><text:span text:style-name="T3"><text:s/></text:span><text:span text:style-name="T5">f pod-defination.yml</text:span></text:p>
      <text:p text:style-name="P15">$ kubectl describe pods <text:s/>l name=myapp-pod</text:p>
      <text:p text:style-name="P16">$ kubectl create -f replicationset.yml <text:s text:c="4"/>## create replicaset </text:p>
      <text:p text:style-name="P16">$ kubectl describe replicaset</text:p>
      <text:p text:style-name="P16">$ kubectl replace -f replicaser.yml <text:s text:c="2"/>## in yml file put replicas: 3</text:p>
      <text:p text:style-name="P14"><text:span text:style-name="T4">$ kubectl </text:span><text:span text:style-name="T6">scale –replicas=3 -f replicaset.yml</text:span></text:p>
      <text:p text:style-name="P17">$ kubectl get pods</text:p>
      <text:p text:style-name="P17">$ kubectl get all</text:p>
      <text:p text:style-name="P18">$ kubectl delete deployment/nginx-development</text:p>
      <text:p text:style-name="P18">$ kubectl rollout status deployment/myapp-deployment</text:p>
      <text:p text:style-name="P20"/>
      <text:p text:style-name="P20"><text:soft-page-break/></text:p>
      <text:p text:style-name="P19">################### <text:s/>services in Kubernetes <text:s text:c="17"/>#################</text:p>
      <text:p text:style-name="P19">$ kubectl get services</text:p>
      <text:p text:style-name="P19">$ sudo minikube service myapp-service –url</text:p>
      <text:p text:style-name="P19">$</text:p>
      <text:p text:style-name="P19"/>
      <text:p text:style-name="P19"/>
      <text:p text:style-name="P21">############ <text:s/>04.03.2019 Ansible ######################</text:p>
      <text:p text:style-name="P22"><text:s/>$ ansible <text:s/>[hostname] -m ping -i [inventary file]</text:p>
      <text:p text:style-name="P22">ansible_host ansible_user ansible_ssh_pass ansible_connection</text:p>
      <text:p text:style-name="P22"/>
      <text:p text:style-name="P22">windows</text:p>
      <text:p text:style-name="P22">ansible_password </text:p>
      <text:p text:style-name="P22">ansible_user</text:p>
      <text:p text:style-name="P22"/>
      <text:p text:style-name="P23">ansible playbook </text:p>
      <text:p text:style-name="P23">ansible-doc comm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13:53.434190006</meta:creation-date>
    <dc:date>2019-03-05T13:35:04.904969066</dc:date>
    <meta:editing-duration>PT14H28M26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303" meta:character-count="2118" meta:non-whitespace-character-count="1809"/>
  </office:meta>
</office:document-meta>
</file>